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8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45pt"/>
    </style:style>
    <style:style style:name="co5" style:family="table-column">
      <style:table-column-properties fo:break-before="auto" style:column-width="34.44pt"/>
    </style:style>
    <style:style style:name="co6" style:family="table-column">
      <style:table-column-properties fo:break-before="auto" style:column-width="43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5pt"/>
    </style:style>
    <style:style style:name="co9" style:family="table-column">
      <style:table-column-properties fo:break-before="auto" style:column-width="28.91pt"/>
    </style:style>
    <style:style style:name="co10" style:family="table-column">
      <style:table-column-properties fo:break-before="auto" style:column-width="3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table:style-name="ce1"/>
          <table:table-cell table:style-name="ce1" office:value-type="string" calcext:value-type="string">
            <text:p>level</text:p>
          </table:table-cell>
          <table:table-cell office:value-type="string" calcext:value-type="string">
            <text:p>sublevel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damage min</text:p>
          </table:table-cell>
          <table:table-cell table:style-name="ce1" office:value-type="string" calcext:value-type="string">
            <text:p>damage max</text:p>
          </table:table-cell>
          <table:table-cell office:value-type="string" calcext:value-type="string">
            <text:p>attack typ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size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keman</text:p>
          </table:table-cell>
          <table:table-cell office:value-type="string" calcext:value-type="string">
            <text:p>h6_unit_Haven_1a_Sentinel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alberdier</text:p>
          </table:table-cell>
          <table:table-cell office:value-type="string" calcext:value-type="string">
            <text:p>h6_unit_Haven_1b_Praetorian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h6_unit_Haven_2a_Crossbow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arksman</text:p>
          </table:table-cell>
          <table:table-cell office:value-type="string" calcext:value-type="string">
            <text:p>h6_unit_Haven_2b_Marks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h6_unit_Haven_3a_Sister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Royal Griffin</text:p>
          </table:table-cell>
          <table:table-cell office:value-type="string" calcext:value-type="string">
            <text:p>h6_unit_Haven_3b_Vestal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wordsman</text:p>
          </table:table-cell>
          <table:table-cell office:value-type="string" calcext:value-type="string">
            <text:p>h6_unit_Haven_4a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h6_unit_Haven_4b_Imperial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h6_unit_Haven_5a_Radiant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h6_unit_Haven_5b_Blazing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h6_unit_Haven_6a_Sun_Ri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h6_unit_Haven_6b_Sun_Crusa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6_unit_Haven_7a_Seraph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h6_unit_Haven_7b_Celestial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aur Captai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ttle_Dwarf Battle 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od_Elf Woo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and_Elf Gran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gasus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ilver_Pegasus Silver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Guard Dendroid Guard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Soldier Dendroid Soldie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Unicorn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r_Unicorn War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9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en_Dragon Green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Dragon Gold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mlin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remlin Master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argoyle Stone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bsidian_Gargoyle Obsidian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olem Stone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ron_Golem Iron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e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rch_Mage Arch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enie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enie Master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 Naga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_Queen Naga Quee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iant Giant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itan Tita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mp Imp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amiliar Familiar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g Gog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og Magog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ell_Hound Hell Hound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erberus Cerberus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mon Demon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orned_Demon Horned Demon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t_Fiend Pit Fiend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t_Lord Pit Lord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freet Efreet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9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freet_Sultan Efreet Sultan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vil Devil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rch_Devil Arch Devil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keleton Skeleton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6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keleton_Warrior Skeleton Warrior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lking_Dead Walking Dead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Zombie Zombie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ight Wight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raith Wraith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Vampire Vampire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6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Vampire_Lord Vampire Lord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ch Lich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ower_Lich Power Lich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lack_Knight Black Knight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read_Knight Dread Knight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one_Dragon Bone Dragon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host_Dragon Ghost Dragon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3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glodyte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nfernal_Troglodyte Infernal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 Harpy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_Hag Harpy Ha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older Beholde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vil_Eye Evil Ey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8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 Medusa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_Queen Medusa Quee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 Minotau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_King Minotaur Kin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5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nticore Mant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corpicore Scorp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0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ed_Dragon Red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lack_Dragon Black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blin 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obgoblin Hob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ider Wolf R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aider Wolf Ra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 Or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_Chieftain Orc Chiefta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 Ogr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_Mage Ogre Mag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c Ro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hunderbird Thunderbird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 Cyclops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_King Cyclops King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emoth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ncient_Behemoth Ancient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 Gnoll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_Marauder Gnoll Maraude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man Lizardma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_Warrior Lizard Warrio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erpent_Fly Serpent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ragon_Fly Dragon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silisk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ater_Basilisk Greater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rgon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ghty_Gorgon Mighty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 Wyver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_Monarch Wyvern Monarch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ydra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haos_Hydra Chaos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3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xie Pixi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prite Sprit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ir_Elemental Ai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rm_Elemental Storm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ter_Elemental Wate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ce_Elemental Ic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_Elemental Fir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ergy_Elemental Energy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arth_Elemental Earth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ma_Elemental Magma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sychic_Elemental Psych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ic_Elemental Mag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bird Firebird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hoenix Phoenix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asant Peasant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lfling Halfling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oar Boa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ummy Mummy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gue Rogu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omad Noma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harpshooter Sharpshoo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Golem Gol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iamond_Golem Diamon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ll Trol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chanter Enchan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aerie_Dragon Faeri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ust_Dragon Rust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rystal_Dragon Crystal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zure_Dragon Azur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0000 http://heroes.thelazy.net/wiki/Gold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8:47:19.756095000</meta:creation-date>
    <meta:generator>LibreOffice/5.1.2.2$MacOSX_X86_64 LibreOffice_project/d3bf12ecb743fc0d20e0be0c58ca359301eb705f</meta:generator>
    <dc:date>2016-07-03T21:59:31.919009000</dc:date>
    <meta:editing-duration>P1DT32M8S</meta:editing-duration>
    <meta:editing-cycles>9</meta:editing-cycles>
    <meta:document-statistic meta:table-count="1" meta:cell-count="1493" meta:object-count="0"/>
  </office:meta>
</office:document-meta>
</file>